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122c" officeooo:paragraph-rsid="0015122c"/>
    </style:style>
    <style:style style:name="T1" style:family="text">
      <style:text-properties officeooo:rsid="001544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"That” said Matilda "is not good". Hans looked nervously over the top of Network Security for dummies. He knew that tone of voice and the daughter of a miner is not one to be trifled with.</text:p>
      <text:p text:style-name="Text_20_body"/>
      <text:p text:style-name="Text_20_body">Matilda held up the paper and Hans saw the distinct arc on the paper. "Oh" he said.</text:p>
      <text:p text:style-name="Text_20_body"><draw:frame draw:style-name="fr1" draw:name="Image1" text:anchor-type="as-char" svg:width="8.308cm" svg:height="5.98cm" draw:z-index="0"><draw:image xlink:href="http://www.element14.com/community/servlet/JiveServlet/downloadImage/38-19319-219014/IMG_20150324_201346~2.jpg" xlink:type="simple" xlink:show="embed" xlink:actuate="onLoad"/><svg:title>IMG_20150324_201346~2.jpg</svg:title></draw:frame></text:p>
      <text:p text:style-name="Text_20_body">Several hours later, later the floor was deep in cardboard scraps and scrumpled paper. Matilda looked despondent. "Perhaps the Historical society might be able to help” suggested Hans.</text:p>
      <text:p text:style-name="Text_20_body"/>
      <text:p text:style-name="Text_20_body">The next morning Matilda headed up the stairs of the town hall. There behind the reference library was a small door marked "Historical society”. Behind the small door was a small room piled high with boxes and papers. On a desk she saw the model locomotive from the faire. "Can I help" asked a voice from behind the model. A bespectacled mans face popped up from under the desk. Matilda explained her predicament. "Ah yes" said the man, ”that's a problem that engine designers took years to crack. It wrecks the engine efficiency to the point we could not get our model to run". <text:span text:style-name="T1">He</text:span> pointed to a small electric motor attached to the bottom of the model. "Go next door <text:span text:style-name="T1">to the reference library </text:span>and ask for a book on Watt's Linkage” he suggested.</text:p>
      <text:p text:style-name="Text_20_body"/>
      <text:p text:style-name="P1">http://upload.wikimedia.org/wikipedia/commons/9/93/Watts_linkage.gif</text:p>
      <text:p text:style-name="Text_20_body"/>
      <text:p text:style-name="Text_20_body">Matilda returned home with a spring in her step and a book under her arm. She quickly made a model of the linkage and confirmed it did indeed generate a linear motion. <text:span text:style-name="T1">She silently thanked Mr Watt for his fantastic solution.</text:span></text:p>
      <text:p text:style-name="Text_20_body"/>
      <text:p text:style-name="Text_20_body"><text:soft-page-break/><draw:frame draw:style-name="fr1" draw:name="Image2" text:anchor-type="as-char" svg:width="10.874cm" svg:height="6.244cm" draw:z-index="1"><draw:image xlink:href="http://www.element14.com/community/servlet/JiveServlet/downloadImage/38-19319-219035/IMG_20150324_214338~2.jpg" xlink:type="simple" xlink:show="embed" xlink:actuate="onLoad"/><svg:title>IMG_20150324_214338~2.jpg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31:34.573000000</meta:creation-date>
    <dc:date>2015-03-24T22:37:10.273000000</dc:date>
    <meta:editing-duration>PT3M9S</meta:editing-duration>
    <meta:editing-cycles>2</meta:editing-cycles>
    <meta:generator>LibreOffice/4.2.6.2$Windows_x86 LibreOffice_project/185f2ce4dcc34af9bd97dec29e6d42c39557298f</meta:generator>
    <meta:document-statistic meta:table-count="0" meta:image-count="2" meta:object-count="0" meta:page-count="2" meta:paragraph-count="8" meta:word-count="258" meta:character-count="1490" meta:non-whitespace-character-count="1238"/>
  </office:meta>
</office:document-meta>
</file>